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HCI Low Hanging Fruits</text:p>
      <text:p text:style-name="Subtitle">Low Hanging Fruits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Sprache im <text:span text:style-name="Source_Text">lang</text:span>-Attribut</text:p>
          <text:list text:style-name="L2">
            <text:list-item>
              <text:p text:style-name="P2">Am <text:span text:style-name="Source_Text">&lt;html&gt;</text:span>-Tag (3.1.1a Hauptsprache angeben)</text:p>
            </text:list-item>
            <text:list-item>
              <text:p text:style-name="P2">Bei Wörtern aus Fremdsprachen (3.1.2a Anderssprachige Wörter)</text:p>
            </text:list-item>
          </text:list>
        </text:list-item>
        <text:list-item>
          <text:p text:style-name="P1"><text:span text:style-name="Source_Text">&lt;title&gt;</text:span>-Tag (2.4.2 Sinnvolle Dokumenttitel)</text:p>
          <text:list text:style-name="L3">
            <text:list-item>
              <text:p text:style-name="P3">Repräsentiert?</text:p>
            </text:list-item>
            <text:list-item>
              <text:p text:style-name="P3">Markenname dabei?</text:p>
            </text:list-item>
          </text:list>
        </text:list-item>
        <text:list-item>
          <text:p text:style-name="P1">Verzicht auf Schriftgrafiken (Logos ausgenommen; 1.4.5a)</text:p>
        </text:list-item>
        <text:list-item>
          <text:p text:style-name="P1">Fehlende <text:span text:style-name="Source_Text">alt</text:span>-Attribute</text:p>
          <text:list text:style-name="L4">
            <text:list-item>
              <text:p text:style-name="P4">Für Grafiken und Objekte (1.1.1b)</text:p>
            </text:list-item>
            <text:list-item>
              <text:p text:style-name="P4">Für Layoutgrafiken sollten leere <text:span text:style-name="Source_Text">alt</text:span>-Attribute verwendet werden (1.1.1c)</text:p>
            </text:list-item>
            <text:list-item>
              <text:p text:style-name="P4">Für Bedienelemente (1.1.1a)</text:p>
            </text:list-item>
          </text:list>
        </text:list-item>
        <text:list-item>
          <text:p text:style-name="P1">Animationen nicht abschaltbar (2.2.2a Bewegte Inhalte abschaltbar)</text:p>
        </text:list-item>
        <text:list-item>
          <text:p text:style-name="P1">Kontrast kleiner 3:1 (1.4.3a Kontraste von Texten ausreichenen)</text:p>
        </text:list-item>
        <text:list-item>
          <text:p text:style-name="P1">Falsche Hierarchie der <text:span text:style-name="Source_Text">&lt;h*&gt;</text:span>-Tags (HTML-Strukturelemente für Überschriften)</text:p>
        </text:list-item>
        <text:list-item>
          <text:p text:style-name="P1">Verwendung von <text:span text:style-name="Source_Text">&lt;ul&gt;</text:span>- und <text:span text:style-name="Source_Text">&lt;li&gt;</text:span>-Tags in Menüs (1.3.1b HTML-Strukturelemente für Listen)</text:p>
        </text:list-item>
        <text:list-item>
          <text:p text:style-name="P1"><text:span text:style-name="Source_Text">&lt;a&gt;</text:span>-Tags, welche zu einem Paragraph gehören, sind außerhalb des passenden Paragraphs zu finden</text:p>
        </text:list-item>
        <text:list-item>
          <text:p text:style-name="P1"><text:span text:style-name="Source_Text">&lt;a&gt;</text:span>-Tags nicht spezifisch genug (2.4.4a Aussagekräftige Linktexte)</text:p>
        </text:list-item>
        <text:list-item>
          <text:p text:style-name="P1">Keine Verwendung von Landmarks (<text:span text:style-name="Source_Text">&lt;nav&gt;</text:span>, <text:span text:style-name="Source_Text">&lt;main&gt;</text:span>, <text:span text:style-name="Source_Text">&lt;footer&gt;</text:span> etc.)</text:p>
        </text:list-item>
        <text:list-item>
          <text:p text:style-name="P1">Tastaturbedienbarkeit</text:p>
        </text:list-item>
        <text:list-item>
          <text:p text:style-name="P1"><text:span text:style-name="Source_Text">&lt;label&gt;</text:span>-Tags oder <text:span text:style-name="Source_Text">aria-label</text:span>-Attribute fehlen bei <text:span text:style-name="Source_Text">&lt;input&gt;</text:span>-Tags</text:p>
        </text:list-item>
        <text:list-item>
          <text:p text:style-name="P1">Inhalte brechen nicht bei 320px um (1.4.10a, Inhalte brechen um)</text:p>
        </text:list-item>
        <text:list-item>
          <text:p text:style-name="P1">Syntaxfehler sind im HTML-Dokument vorhanden (Check via HTML Validator) (4.1.1a Korrekte Syntax)</text:p>
        </text:list-item>
        <text:list-item>
          <text:p text:style-name="P1">Videos nicht barrierefrei eingebunden</text:p>
          <text:list text:style-name="L5">
            <text:list-item>
              <text:p text:style-name="P5">Audiodeskription</text:p>
            </text:list-item>
            <text:list-item>
              <text:p text:style-name="P5">Untertitel</text:p>
            </text:list-item>
          </text:list>
        </text:list-item>
        <text:list-item>
          <text:p text:style-name="P1">Auf 200% vergrößert</text:p>
        </text:list-item>
        <text:list-item>
          <text:p text:style-name="P1">Ton abschaltbar</text:p>
        </text:list-item>
        <text:list-item>
          <text:p text:style-name="P1">Alternative Zugangswege (2.4.5a)</text:p>
        </text:list-item>
        <text:list-item>
          <text:p text:style-name="P1">Inhalte gegliedert (em &gt; i) (1.3.1d)</text:p>
        </text:list-item>
        <text:list-item>
          <text:p text:style-name="P1">1.3.3a Ohne Bezug auf sensorische Merkmale nutzbar: Links nicht hervorgehob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Low Hanging Fruits</dc:title>
    <dc:description/>
    <dc:subject>Uni HCI Low Hanging Fruits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07-17T00:09:18Z</meta:creation-date>
    <dc:date>2022-07-17T00:09:18Z</dc:date>
    <meta:user-defined meta:name="date" meta:value-type="string">2022-02-01</meta:user-defined>
    <meta:user-defined meta:name="linkcolor" meta:value-type="string">blue</meta:user-defined>
    <meta:user-defined meta:name="subtitle" meta:value-type="string">Low Hanging Fruit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